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52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isa_rank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<text:s/>Country <text:s text:c="7"/></text:p>
          </table:table-cell>
          <table:table-cell office:value-type="string" calcext:value-type="string">
            <text:p>Avg_sco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ina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Singapore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Macau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Hong Kong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Taiwan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Japan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South Korea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Estonia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Netherlands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Poland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Switzerland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Canada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Denmark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Slovenia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Belgium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Finland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Sweden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United Kingdom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Norway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Germany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Ireland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Czech Republic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Austria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Vietnam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Latvia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France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Iceland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New Zealand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Portugal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Australia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Russia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Italy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Slovakia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Luxembourg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Spain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Lithuania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Hungary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United States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Belarus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Malta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Croatia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Israel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Turkey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Ukraine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Greece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Cyprus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Serbia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Malaysia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Albania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Bulgaria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United Arab Emirates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/>Brunei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/>Romania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/>Montenegro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Kazakhstan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/>Moldova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/>Azerbaijan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/>Thailand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/>Uruguay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/>Chile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/>Qatar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/>Mexico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/>Bosnia and Herzegovina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/>Costa Rica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/>Peru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/>Jordan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/>Georgia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/>North Macedonia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/>Lebanon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/>Colombia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/>Brazil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/>Argentina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s/>Indonesia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s/>Saudi Arabia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s/>Morocco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s/>Kosovo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s/>Panama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<text:s/>Philippines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s/>Dominican Republic</text:p>
          </table:table-cell>
          <table:table-cell office:value-type="float" office:value="325" calcext:value-type="float">
            <text:p>3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9">00/00/0000</text:date>, <text:time style:data-style-name="N2" text:time-value="01:21:02.4922134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29T01:21:19.277377366</dc:date>
    <meta:editing-duration>PT1M51S</meta:editing-duration>
    <meta:editing-cycles>2</meta:editing-cycles>
    <meta:generator>LibreOffice/6.0.7.3$Linux_X86_64 LibreOffice_project/00m0$Build-3</meta:generator>
    <meta:document-statistic meta:table-count="1" meta:cell-count="240" meta:object-count="0"/>
  </office:meta>
</office:document-meta>
</file>